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06pt"/>
    </style:style>
    <style:style style:name="co2" style:family="table-column">
      <style:table-column-properties fo:break-before="auto" style:column-width="209.06pt"/>
    </style:style>
    <style:style style:name="co3" style:family="table-column">
      <style:table-column-properties fo:break-before="auto" style:column-width="191.71pt"/>
    </style:style>
    <style:style style:name="co4" style:family="table-column">
      <style:table-column-properties fo:break-before="auto" style:column-width="104.91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Carimbo de data/hora</text:p>
          </table:table-cell>
          <table:table-cell table:style-name="ce1" office:value-type="string" calcext:value-type="string">
            <text:p>Como você avalia a 2ª edição do Minicurso Introdução a Programação em Python?</text:p>
          </table:table-cell>
          <table:table-cell table:style-name="ce1" office:value-type="string" calcext:value-type="string">
            <text:p>Seu interesse pela área da Computação:</text:p>
          </table:table-cell>
          <table:table-cell table:style-name="ce1" office:value-type="string" calcext:value-type="string">
            <text:p>Você faria outros minicursos na área? </text:p>
          </table:table-cell>
          <table:table-cell table:style-name="ce1" office:value-type="string" calcext:value-type="string">
            <text:p>Deixe aqui sua sugestão em relação ao que acha que pode ser melhorado: 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11T11:53:06.909" calcext:value-type="date">
            <text:p>11/11/2020 11:53: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cho que o curso foi meio corrido e no final sobrou "bastante tempo", que poderia ser usado para continuar o conteúdo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11T12:36:18.274" calcext:value-type="date">
            <text:p>11/11/2020 12:36: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Foi ótimo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11T12:47:15.834" calcext:value-type="date">
            <text:p>11/11/2020 12:47: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Meus parabéns meninas, vocês arrasaram. 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11T14:26:51.656" calcext:value-type="date">
            <text:p>11/11/2020 14:26: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Só tenho o que sugerir sobre a questão do áudio e vídeo às vezes travarem. Poderia ser melhorado essa parte. Mas eu adorei o resto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11T19:15:00.143" calcext:value-type="date">
            <text:p>11/11/2020 19:15: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Gostaria de me aprofundar mais na área de computação. O curso poderia ser mais completo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11T21:23:03.404" calcext:value-type="date">
            <text:p>11/11/2020 21:23: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 maneira ou metodologia para aprendermos da melhor forma, principalmente para quem tem muita dificuldade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15T09:25:48.183" calcext:value-type="date">
            <text:p>11/15/2020 9:25: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7T19:53:33.96" calcext:value-type="date">
            <text:p>12/7/2020 19:53: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Melhoria em relação a plataforma de uso online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Form_Responses" table:target-range-address="'Respostas ao formulário 1'.A1:'Respostas ao formulário 1'.E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postas_20_ao_20_formulário_20_1" style:display-name="PageStyle_Respostas ao formulár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LibreOfficeDev/6.0.5.2$Linux_X86_64 LibreOffice_project/</meta:generator>
  </office:meta>
</office:document-meta>
</file>